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style:use-window-font-color="true" style:font-name="Verdana" fo:font-size="18pt" fo:font-style="normal" fo:font-weight="bold" style:font-name-asian="Verdana" style:font-size-asian="18pt" style:font-style-asian="normal" style:font-weight-asian="bold" style:font-name-complex="Verdana" style:font-size-complex="18pt" style:font-style-complex="normal" style:font-weight-complex="bold"/>
    </style:style>
    <style:style style:name="P2" style:family="paragraph" style:parent-style-name="Standard">
      <style:paragraph-properties style:line-height-at-least="0.25in" fo:text-align="start" style:justify-single-word="false" style:text-autospace="none"/>
      <style:text-properties style:use-window-font-color="true" style:font-name="Verdana" fo:font-size="13pt" fo:font-style="normal" fo:font-weight="bold" style:font-name-asian="Verdana" style:font-size-asian="13pt" style:font-style-asian="normal" style:font-weight-asian="bold" style:font-name-complex="Verdana" style:font-size-complex="13pt" style:font-style-complex="normal" style:font-weight-complex="bold"/>
    </style:style>
    <style:style style:name="P3" style:family="paragraph" style:parent-style-name="Standard">
      <style:paragraph-properties style:line-height-at-least="0.25in" fo:text-align="start" style:justify-single-word="false" style:text-autospace="none"/>
      <style:text-properties style:use-window-font-color="true" style:font-name="Verdana"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margin-top="0in" fo:margin-bottom="0.25in" style:line-height-at-least="0.25in" fo:text-align="start" style:justify-single-word="false" style:text-autospace="none"/>
      <style:text-properties style:use-window-font-color="true" style:font-name="Verdana" fo:font-size="15pt" fo:font-style="italic" fo:font-weight="normal" style:font-name-asian="Verdana" style:font-size-asian="15pt" style:font-style-asian="italic" style:font-weight-asian="normal" style:font-name-complex="Verdana" style:font-size-complex="15pt" style:font-style-complex="italic" style:font-weight-complex="normal"/>
    </style:style>
    <style:style style:name="P6"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P7"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8pt" style:font-size-asian="18pt" style:font-size-complex="18pt"/>
    </style:style>
    <style:style style:name="P8"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8pt" style:font-size-asian="18pt" style:font-size-complex="18pt"/>
    </style:style>
    <style:style style:name="P9" style:family="paragraph" style:parent-style-name="Standard" style:list-style-name="L1">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P10" style:family="paragraph" style:parent-style-name="Standard" style:list-style-name="L1">
      <style:paragraph-properties fo:margin-left="0in" fo:margin-right="0in" style:line-height-at-least="0.25in" fo:text-align="start" style:justify-single-word="false" fo:text-indent="0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P11" style:family="paragraph" style:parent-style-name="Standard" style:list-style-name="L2">
      <style:paragraph-properties fo:margin-left="0in" fo:margin-right="0in" style:line-height-at-least="0.25in" fo:text-align="start" style:justify-single-word="false" fo:text-indent="0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P12" style:family="paragraph" style:parent-style-name="Standard">
      <style:paragraph-properties fo:margin-top="0in" fo:margin-bottom="0.1665in" style:line-height-at-least="0.25in" fo:text-align="start" style:justify-single-word="false" style:text-autospace="none"/>
      <style:text-properties fo:font-size="22pt" fo:font-weight="bold" style:font-size-asian="22pt" style:font-weight-asian="bold" style:font-size-complex="22pt" style:font-weight-complex="bold"/>
    </style:style>
    <style:style style:name="T1"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2"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style:style style:name="T3" style:family="text">
      <style:text-properties style:use-window-font-color="true" style:font-name="Verdana" fo:font-size="14pt" fo:font-style="normal" fo:font-weight="bold" style:font-name-asian="Verdana" style:font-size-asian="14pt" style:font-style-asian="normal" style:font-weight-asian="bold" style:font-name-complex="Verdana" style:font-size-complex="14pt" style:font-style-complex="normal"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hocolate Volcano Cakes with Espresso Ice Cream</text:p>
      <text:p text:style-name="P2">Serves 8</text:p>
      <text:p text:style-name="P5">Use a bittersweet bar chocolate in this recipe, not chips -- the chips include emulsifiers that will alter the cakes texture. The cake batter can be mixed and portioned into the ramekins, wrapped tightly with plastic wrap, and refrigerated up to 24 hours in advance. The cold cake batter should be baked straight from the refrigerator.</text:p>
      <text:p text:style-name="P3">INGREDIENTS</text:p>
      <text:p text:style-name="P3">ESPRESSO ICE CREAM</text:p>
      <text:p text:style-name="P7"><text:span text:style-name="T1"><text:tab/><text:tab/>2</text:span><text:span text:style-name="T2"> pints coffee ice cream , softened</text:span></text:p>
      <text:p text:style-name="P7"><text:span text:style-name="T1"><text:tab/><text:tab/>1 1/2</text:span><text:span text:style-name="T2"> tablespoons finely ground espresso</text:span></text:p>
      <text:p text:style-name="P3">CAKES</text:p>
      <text:p text:style-name="P7"><text:span text:style-name="T1"><text:tab/><text:tab/>10</text:span><text:span text:style-name="T2"> tablespoons unsalted butter, cut into 1/2-inch pieces, plus more for buttering the ramekins</text:span></text:p>
      <text:p text:style-name="P7"><text:span text:style-name="T1"><text:tab/><text:tab/>1 1/2</text:span><text:span text:style-name="T2"> cups granulated sugar(10 1/2 ounces), plus more for dusting the ramekins</text:span></text:p>
      <text:p text:style-name="P7"><text:span text:style-name="T1"><text:tab/><text:tab/>8</text:span><text:span text:style-name="T2"> ounces bittersweet chocolate, finely chopped</text:span></text:p>
      <text:p text:style-name="P7"><text:span text:style-name="T1"><text:tab/><text:tab/>2</text:span><text:span text:style-name="T2"> ounces unsweetened chocolate, finely chopped</text:span></text:p>
      <text:p text:style-name="P7"><text:span text:style-name="T1"><text:tab/><text:tab/>2</text:span><text:span text:style-name="T2"> tablespoons cornstarch</text:span></text:p>
      <text:p text:style-name="P7"><text:span text:style-name="T1"><text:tab/><text:tab/>3</text:span><text:span text:style-name="T2"> large eggs, at room temperature</text:span></text:p>
      <text:p text:style-name="P7"><text:span text:style-name="T1"><text:tab/><text:tab/>4</text:span><text:span text:style-name="T2"> large egg yolks, at room temperature</text:span></text:p>
      <text:p text:style-name="P7"><text:span text:style-name="T1"><text:tab/><text:tab/>2</text:span><text:span text:style-name="T2"> teaspoons Grand Marnier(or other orange-flavored liqueur)</text:span></text:p>
      <text:p text:style-name="P7"><text:span text:style-name="T1"><text:tab/><text:tab/></text:span><text:span text:style-name="T2"> Confectioners' sugar, for dusting the cakes</text:span></text:p>
      <text:p text:style-name="P1"/>
      <text:p text:style-name="P1"/>
      <text:p text:style-name="P1"/>
      <text:p text:style-name="P1"><text:soft-page-break/></text:p>
      <text:p text:style-name="P3"/>
      <text:p text:style-name="P3">INSTRUCTIONS</text:p>
      <text:p text:style-name="P8"><text:span text:style-name="T2"><text:tab/><text:tab/></text:span><text:span text:style-name="T3">FOR THE ICE CREAM:</text:span><text:span text:style-name="T2"> Transfer the ice cream to a medium bowl and, using a rubber spatula, fold in the ground espresso until incorporated. Press a sheet of plastic wrap flush against the ice cream to prevent freezer burn and return it to the freezer. (The ice cream can be prepared up to 24 hours ahead.)</text:span></text:p>
      <text:p text:style-name="P8"><text:span text:style-name="T2"><text:tab/><text:tab/></text:span><text:span text:style-name="T3">FOR THE CAKES:</text:span><text:span text:style-name="T2"> Lightly coat eight 4-ounce ramekins with butter. Dust with sugar, tapping out any excess, and set aside. </text:span></text:p>
      <text:p text:style-name="P6"><text:s text:c="6"/>Melt the bittersweet and unsweetened chocolates and 10 tablespoons butter in a medium bowl over a medium saucepan of simmering water, stirring occasionally, until the chocolate mixture is smooth. In a large bowl, whisk the 1 1/2 cups sugar and cornstarch together. Add the chocolate mixture and stir to combine. Add the eggs, egg yolks, and Grand Marnier and whisk until fully combined. Scoop  1/2 cup of the batter into each of the prepared ramekins. (The ramekins can be covered tightly with plastic wrap and refrigerated for up to 24 hours.)</text:p>
      <text:list xml:id="list1520928738" text:style-name="L1">
        <text:list-item>
          <text:list>
            <text:list-item>
              <text:list>
                <text:list-header>
                  <text:p text:style-name="P9">Adjust an oven rack to the upper-middle position and heat the oven to 375 degrees. Place the filled ramekins on a rimmed baking sheet and bake until the tops of the cakes are set, have formed shiny crusts, and are beginning to crack, 16 to 20 minutes.</text:p>
                  <text:p text:style-name="P10"><text:soft-page-break/><text:s text:c="6"/>Transfer the ramekins to a wire rack and cool</text:p>
                  <text:p text:style-name="P10"><text:s text:c="6"/>slightly, about 2 minutes. Run a paring knife</text:p>
                  <text:p text:style-name="P10"><text:s text:c="6"/>around the edge of each cake.</text:p>
                </text:list-header>
              </text:list>
            </text:list-item>
          </text:list>
        </text:list-item>
      </text:list>
      <text:list xml:id="list1537862703" text:style-name="L2">
        <text:list-item>
          <text:list>
            <text:list-item>
              <text:list>
                <text:list-header>
                  <text:p text:style-name="P11"><text:s text:c="6"/>Using a towel to protect your hand from the hot</text:p>
                  <text:p text:style-name="P11"><text:s text:c="6"/>ramekins, invert each cake onto a small plate,then</text:p>
                  <text:p text:style-name="P11"><text:s text:c="6"/>immediately invert again right-side up oindividual <text:s text:c="4"/></text:p>
                  <text:p text:style-name="P11"><text:s text:c="6"/>plates. </text:p>
                  <text:p text:style-name="P11"><text:s text:c="6"/>Sift confectioners' sugar over each</text:p>
                  <text:p text:style-name="P11"><text:s text:c="6"/>cake and the area of the plate where the ice</text:p>
                  <text:p text:style-name="P11"><text:s text:c="6"/>cream will be placed. Remove the ice cream from</text:p>
                  <text:p text:style-name="P11"><text:s text:c="6"/>the freezer and scoop a portion on top of the</text:p>
                  <text:p text:style-name="P11"><text:s text:c="6"/>confectioners' sugar, next to the cake. </text:p>
                  <text:p text:style-name="P11"><text:s text:c="6"/>Serve immediately. <text:s text:c="3"/></text:p>
                </text:list-header>
              </text:list>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5-20T22:57:32</meta:creation-date>
    <dc:date>2012-06-07T13:06:43</dc:date>
    <dc:creator>Robert Houk</dc:creator>
    <meta:editing-duration>PT00H04M59S</meta:editing-duration>
    <meta:editing-cycles>2</meta:editing-cycles>
    <meta:generator>OpenOffice.org/3.2$Unix OpenOffice.org_project/320m18$Build-9502</meta:generator>
    <meta:document-statistic meta:table-count="0" meta:image-count="0" meta:object-count="0" meta:page-count="3" meta:paragraph-count="35" meta:word-count="456" meta:character-count="2811"/>
  </office:meta>
</office:document-meta>
</file>